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c9211e" style:text-underline-style="none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c9211e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text-underline-style="none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9211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table:style-name="ce4" table:number-columns-repeated="6"/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table:style-name="ce4" table:number-columns-repeated="5"/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|</text:p>
          </table:table-cell>
          <table:table-cell table:style-name="ce4" table:number-columns-repeated="2"/>
          <table:table-cell office:value-type="string" calcext:value-type="string">
            <text:p>|</text:p>
          </table:table-cell>
          <table:table-cell table:style-name="ce4" table:number-columns-repeated="2"/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|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table:number-columns-repeated="10"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0:58:19.743897399</meta:creation-date>
    <dc:date>2019-05-15T21:29:42.961773457</dc:date>
    <meta:editing-duration>PT21M9S</meta:editing-duration>
    <meta:editing-cycles>8</meta:editing-cycles>
    <meta:generator>LibreOffice/6.2.3.2$Linux_X86_64 LibreOffice_project/20$Build-2</meta:generator>
    <meta:document-statistic meta:table-count="1" meta:cell-count="311" meta:object-count="0"/>
  </office:meta>
</office:document-meta>
</file>